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4f2" officeooo:paragraph-rsid="0011a4f2"/>
    </style:style>
    <style:style style:name="P2" style:family="paragraph" style:parent-style-name="Standard">
      <style:text-properties officeooo:rsid="0011a4f2" officeooo:paragraph-rsid="00149720"/>
    </style:style>
    <style:style style:name="P3" style:family="paragraph" style:parent-style-name="Standard">
      <style:text-properties officeooo:rsid="001350a5" officeooo:paragraph-rsid="00149720"/>
    </style:style>
    <style:style style:name="P4" style:family="paragraph" style:parent-style-name="Standard">
      <style:text-properties officeooo:rsid="00144509" officeooo:paragraph-rsid="00144509"/>
    </style:style>
    <style:style style:name="P5" style:family="paragraph" style:parent-style-name="Standard">
      <style:text-properties officeooo:rsid="00148ff6" officeooo:paragraph-rsid="00148ff6"/>
    </style:style>
    <style:style style:name="P6" style:family="paragraph" style:parent-style-name="Standard">
      <style:text-properties officeooo:rsid="0019f08c" officeooo:paragraph-rsid="0019f08c"/>
    </style:style>
    <style:style style:name="P7" style:family="paragraph" style:parent-style-name="Standard">
      <style:text-properties officeooo:rsid="001b482c" officeooo:paragraph-rsid="001b482c"/>
    </style:style>
    <style:style style:name="P8" style:family="paragraph" style:parent-style-name="Standard">
      <style:text-properties officeooo:rsid="001e70c9" officeooo:paragraph-rsid="001e70c9"/>
    </style:style>
    <style:style style:name="P9" style:family="paragraph" style:parent-style-name="Standard">
      <style:text-properties officeooo:rsid="001e70c9" officeooo:paragraph-rsid="00221ccf"/>
    </style:style>
    <style:style style:name="P10" style:family="paragraph" style:parent-style-name="Standard">
      <style:text-properties officeooo:rsid="001e70c9" officeooo:paragraph-rsid="0026616a"/>
    </style:style>
    <style:style style:name="P11" style:family="paragraph" style:parent-style-name="Standard">
      <style:text-properties officeooo:rsid="00162b95" officeooo:paragraph-rsid="00162b95"/>
    </style:style>
    <style:style style:name="P12" style:family="paragraph" style:parent-style-name="Standard">
      <style:text-properties officeooo:rsid="00177280" officeooo:paragraph-rsid="00177280"/>
    </style:style>
    <style:style style:name="P13" style:family="paragraph" style:parent-style-name="Standard">
      <style:text-properties officeooo:rsid="0028cc9a" officeooo:paragraph-rsid="0028cc9a"/>
    </style:style>
    <style:style style:name="P14" style:family="paragraph" style:parent-style-name="Standard">
      <style:text-properties style:text-underline-style="solid" style:text-underline-width="auto" style:text-underline-color="font-color" officeooo:rsid="002ec42a" officeooo:paragraph-rsid="002ec42a"/>
    </style:style>
    <style:style style:name="P15" style:family="paragraph" style:parent-style-name="Standard">
      <style:text-properties officeooo:rsid="001d0337" officeooo:paragraph-rsid="001d0337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2ec42a" officeooo:paragraph-rsid="002ec42a" style:font-size-asian="14pt" style:font-weight-asian="bold" style:font-size-complex="14pt" style:font-weight-complex="bold"/>
    </style:style>
    <style:style style:name="P17" style:family="paragraph" style:parent-style-name="Footer">
      <style:text-properties officeooo:paragraph-rsid="002f4fe2"/>
    </style:style>
    <style:style style:name="P18" style:family="paragraph" style:parent-style-name="Header">
      <style:text-properties fo:font-style="italic" officeooo:paragraph-rsid="002f4fe2" style:font-style-asian="italic" style:font-style-complex="italic"/>
    </style:style>
    <style:style style:name="T1" style:family="text">
      <style:text-properties officeooo:rsid="0012fb35"/>
    </style:style>
    <style:style style:name="T2" style:family="text">
      <style:text-properties officeooo:rsid="0018bbf1"/>
    </style:style>
    <style:style style:name="T3" style:family="text">
      <style:text-properties officeooo:rsid="002832c0"/>
    </style:style>
    <style:style style:name="T4" style:family="text">
      <style:text-properties officeooo:rsid="002ec42a"/>
    </style:style>
    <style:style style:name="T5" style:family="text">
      <style:text-properties style:text-underline-style="solid" style:text-underline-width="auto" style:text-underline-color="font-color" officeooo:rsid="002ec42a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a45a6"/>
    </style:style>
    <style:style style:name="T9" style:family="text">
      <style:text-properties officeooo:rsid="002f4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Minute list</text:p>
      <text:p text:style-name="P1"/>
      <text:p text:style-name="P14">Meeting date<text:span text:style-name="T6"><text:tab/><text:tab/> <text:s text:c="2"/></text:span>Filename</text:p>
      <text:p text:style-name="P8"><text:s text:c="3"/>10/10/13 <text:tab/><text:tab/><text:span text:style-name="T4">2013_10_10</text:span></text:p>
      <text:p text:style-name="P7"><text:s text:c="3"/>15/10/13<text:tab/><text:tab/><text:span text:style-name="T4">2013_10_15</text:span></text:p>
      <text:p text:style-name="P15"><text:s text:c="3"/>17/10/13<text:tab/><text:tab/><text:span text:style-name="T4">2013_10_17</text:span></text:p>
      <text:p text:style-name="P4"><text:s text:c="3"/>22/10/13<text:tab/><text:tab/><text:span text:style-name="T4">2013_10_22</text:span></text:p>
      <text:p text:style-name="P13"><text:s text:c="3"/>23/10/13<text:tab/><text:tab/><text:span text:style-name="T4">2013_10_23</text:span></text:p>
      <text:p text:style-name="P9"><text:s text:c="3"/>24/10/13<text:tab/><text:tab/><text:span text:style-name="T4">2013_10_24</text:span></text:p>
      <text:p text:style-name="P3"><text:s text:c="3"/>05/11/13<text:tab/><text:tab/><text:span text:style-name="T4">2013_11_05</text:span></text:p>
      <text:p text:style-name="P3"><text:span text:style-name="T1"><text:s text:c="3"/>0</text:span>6/11/13<text:tab/><text:tab/><text:span text:style-name="T4">2013_11_06</text:span></text:p>
      <text:p text:style-name="P2"><text:s text:c="3"/>07/11/13<text:tab/><text:tab/><text:span text:style-name="T4">2013_11_07</text:span></text:p>
      <text:p text:style-name="P2"><text:s text:c="3"/>12/11/13<text:tab/><text:tab/><text:span text:style-name="T4">2013_11_12</text:span></text:p>
      <text:p text:style-name="P6"><text:s text:c="3"/>14/11/13<text:tab/><text:tab/><text:span text:style-name="T4">2013_11_14</text:span></text:p>
      <text:p text:style-name="P5"><text:s text:c="3"/>19/11/13<text:tab/><text:tab/><text:span text:style-name="T4">2013_11_19</text:span></text:p>
      <text:p text:style-name="P8"><text:s text:c="3"/>21/11/13<text:tab/><text:tab/><text:span text:style-name="T4">2013_11_21</text:span></text:p>
      <text:p text:style-name="P11"><text:s text:c="3"/>22/11/13<text:tab/><text:tab/><text:span text:style-name="T4">2013_11_22</text:span></text:p>
      <text:p text:style-name="P8"><text:s text:c="3"/>26/11/13<text:span text:style-name="T3"><text:tab/><text:tab/>2013_11_26</text:span></text:p>
      <text:p text:style-name="P10"><text:s text:c="3"/>28/11/13<text:tab/><text:tab/><text:span text:style-name="T4">2013_11_28</text:span></text:p>
      <text:p text:style-name="P8"><text:s text:c="3"/>03/12/13<text:tab/><text:tab/><text:span text:style-name="T4">2013_12_03</text:span></text:p>
      <text:p text:style-name="P8"><text:s text:c="3"/>05/12/13<text:tab/><text:tab/><text:span text:style-name="T4">2013_12_05</text:span></text:p>
      <text:p text:style-name="P1"><text:s text:c="3"/>09/12/1<text:span text:style-name="T4">3<text:tab/><text:tab/>2013_12_09</text:span></text:p>
      <text:p text:style-name="P12"><text:s text:c="3"/>10/12/13<text:tab/><text:tab/><text:span text:style-name="T4">2013_12_10</text:span></text:p>
      <text:p text:style-name="P8"><text:span text:style-name="T2"><text:s text:c="3"/>1</text:span>2/12/13<text:tab/><text:tab/><text:span text:style-name="T4">2013_12_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2f4fe2" style:font-style-asian="italic" style:font-style-complex="italic"/>
    </style:style>
    <style:style style:name="MP2" style:family="paragraph" style:parent-style-name="Footer">
      <style:text-properties officeooo:paragraph-rsid="002f4fe2"/>
    </style:style>
    <style:style style:name="MT1" style:family="text">
      <style:text-properties officeooo:rsid="002f4fe2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nute <text:span text:style-name="MT1">list</text:span><text:tab/>v1.<text:span text:style-name="MT1">0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1:17:10.958190000</meta:creation-date>
    <dc:date>2014-01-30T12:08:24.694996000</dc:date>
    <meta:editing-duration>PT5H9M55S</meta:editing-duration>
    <meta:editing-cycles>30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5" meta:word-count="58" meta:character-count="593" meta:non-whitespace-character-count="470"/>
  </office:meta>
</office:document-meta>
</file>